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968" officeooo:paragraph-rsid="001109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Que sabia antes de cursar este curso0?</text:p>
      <text:p text:style-name="P1"/>
      <text:p text:style-name="P1">-SQL: Nivel intermedio</text:p>
      <text:p text:style-name="P1">-Java: Nivel intermedio:</text:p>
      <text:p text:style-name="P1">-Programación orientada a objetos</text:p>
      <text:p text:style-name="P1">-Programación modular</text:p>
      <text:p text:style-name="P1">-Programación Herencias (Imprementación y extends)</text:p>
      <text:p text:style-name="P1">-Sockets de Java</text:p>
      <text:p text:style-name="P1">-Visual studio: Nivel Intermedio</text:p>
      <text:p text:style-name="P1">-Python: Nivel bajo</text:p>
      <text:p text:style-name="P1">-HTML y CSS</text:p>
      <text:p text:style-name="P1">-Javascript: Muy básico </text:p>
      <text:p text:style-name="P1">-Manejo de CodeIgniter: Nivel básico</text:p>
      <text:p text:style-name="P1">-Oracle y MySQL: Nivel intermedio</text:p>
      <text:p text:style-name="P1">-Acceso a fichero con Java</text:p>
      <text:p text:style-name="P1">-Android Studio: Nivel medio-bajo</text:p>
      <text:p text:style-name="P1"/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08:22:01.776558567</meta:creation-date>
    <dc:date>2022-09-16T08:29:53.283645369</dc:date>
    <meta:editing-duration>PT7M51S</meta:editing-duration>
    <meta:editing-cycles>1</meta:editing-cycles>
    <meta:document-statistic meta:table-count="0" meta:image-count="0" meta:object-count="0" meta:page-count="1" meta:paragraph-count="16" meta:word-count="59" meta:character-count="420" meta:non-whitespace-character-count="374"/>
    <meta:generator>LibreOffice/7.3.5.2$Linux_X86_64 LibreOffice_project/30$Build-2</meta:generator>
  </office:meta>
</office:document-meta>
</file>